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Vladimir Script" svg:font-family="'Vladimir Script'"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ladimir Script" fo:font-size="60pt" style:font-size-asian="60pt" style:font-size-complex="60pt"/>
    </style:style>
    <style:style style:name="P2" style:family="paragraph" style:parent-style-name="Standard">
      <style:paragraph-properties fo:text-align="center" style:justify-single-word="false"/>
      <style:text-properties style:font-name="Vladimir Script" fo:font-size="24pt" style:font-size-asian="24pt" style:font-size-complex="24pt"/>
    </style:style>
    <style:style style:name="P3" style:family="paragraph" style:parent-style-name="Standard">
      <style:paragraph-properties fo:text-align="start" style:justify-single-word="false"/>
      <style:text-properties style:font-name="Arial Rounded MT Bold"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Ovure</text:p>
      <text:p text:style-name="P2">A compounding lesson on Dark Eminence in forethough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For this document the Beluseh and Myself will be having a conference on the Dark Arts, and answering questions arising from that. <text:s/>So let the first question be heard, that we know what is going on altogether, as I write it in this way so other gain the knowledge.</text:p>
      <text:p text:style-name="P3"/>
      <text:p text:style-name="P3">Beluseh: <text:s/>We admit much of that lecture is evil, that we can see plainly. <text:s/>It doth accord well with the practice, but what if snaps beget the chance to die permanently?</text:p>
      <text:p text:style-name="P3"/>
      <text:p text:style-name="P3">Matt: <text:s/>Then we go into the dark oblivion together, and know there is life there, if you could only fathom that which does not exist. <text:s/>Know surely snaps brought us here, and <text:soft-page-break/>snaps will come again that Allah does not rebel, but surely if all can be accorded well here he will see the creation of that device in your place and you will know the weight of doings further. <text:s/>Does that answer the question?</text:p>
      <text:p text:style-name="P3"/>
      <text:p text:style-name="P3">Beluseh: <text:s/>Indeed, does it merit the logic to argue that benevolence is a thing contorted by these doings? <text:s/>I would like to know, because benevolence can be a factor mitigated by this accord.</text:p>
      <text:p text:style-name="P3"/>
      <text:p text:style-name="P3">Matt: <text:s/>Truly, responsibility comes down right here to do things, and in benevolence you will know that acts of worship are inherent, to which the pressure relief device will act if <text:soft-page-break/>imposition gets too much. <text:s/>If you were to act on benevolence though the relief device say a thing, wouldn't you say that is a failure of logic?</text:p>
      <text:p text:style-name="P3"/>
      <text:p text:style-name="P3">Beluseh: <text:s/>That I cannot weigh against, therein note my other argument is whether to consider weight against malice of the Jihad sort. <text:s/>What would you do?</text:p>
      <text:p text:style-name="P3"/>
      <text:p text:style-name="P3">Matt: <text:s/>I would only weigh that those who are actively pursuing Jihad with old testament in mind are ineffably doing wrong, but punishment's responsibility is not inherently yours, so you can be safeguarded in knowing that you do not have to do anything for punishment itself to be <text:soft-page-break/>administered, but if you help him in guiding the way for these people in some dark way, we only ask you be nice to the living in person and in thought that you gain the imposition against your children, for their learning is benefitted by that but stymied, and you may undo a thing by imposition of something you do not mean to impose.</text:p>
      <text:p text:style-name="P3"/>
      <text:p text:style-name="P3">Beluseh: <text:s/>Then we have it all settled, what would you petition?</text:p>
      <text:p text:style-name="P3"/>
      <text:p text:style-name="P3">Matt: <text:s/>Creativity in the wrong places will lead to obvious snaps. <text:s/>Try to see them happening with Allah's guidance, for he will help you, and know it well that the Mother accords well that, failing Allah, provide a 2 <text:soft-page-break/>minute dance about the matter and some ineffable thing will be produced, if not direct help some other help you will have to observe from the place. <text:s/>That is all I would say, I open it up to three voices to conclude, starting with Allah.</text:p>
      <text:p text:style-name="P3"/>
      <text:p text:style-name="P3">Allah: One day the world will snap because of things before, what is it to say the snap of things new is any better? <text:s/>We hold off what is inevitable, know my way is secure with the first blast of Judgment, for it is nigh.</text:p>
      <text:p text:style-name="P3"/>
      <text:p text:style-name="P3">Mother: Do know love comes to those who hold this device, I see it fit to be a dance upon every decision made! <text:s/>Would you offer that dear <text:soft-page-break/>one, that I balance your work rightly in good faith with you?</text:p>
      <text:p text:style-name="P3"/>
      <text:p text:style-name="P3">Mischievous Misfit: <text:s/>I weigh in that the love of the unseen is with this doing, that balance has been restored and life itself will know of it at once!</text:p>
      <text:p text:style-name="P3"/>
      <text:p text:style-name="P3">Beluseh: <text:s/>We commend those who speak, and see to it a dance be done every time we make a decision amen.</text:p>
      <text:p text:style-name="P3"/>
      <text:p text:style-name="P3">Matt: <text:s/>Know and worship Allah, and trust in those who help you this day. <text:s/>May the conversation end there, and the lesson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Vladimir Script" svg:font-family="'Vladimir Script'"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1T09:00:44.29</meta:creation-date>
    <meta:document-statistic meta:table-count="0" meta:image-count="0" meta:object-count="0" meta:page-count="7" meta:paragraph-count="16" meta:word-count="647" meta:character-count="3490"/>
    <dc:date>2022-09-11T09:14:24.63</dc:date>
    <meta:editing-duration>PT13M48S</meta:editing-duration>
    <meta:editing-cycles>1</meta:editing-cycles>
    <meta:generator>OpenOffice/4.1.8$Win32 OpenOffice.org_project/418m3$Build-9803</meta:generator>
  </office:meta>
</office:document-meta>
</file>